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84cm" fo:min-width="0.876cm"/>
      <style:paragraph-properties style:writing-mode="lr-tb"/>
    </style:style>
    <style:style style:name="gr2" style:family="graphic" style:parent-style-name="standard">
      <style:graphic-properties svg:stroke-color="#ff7356" draw:fill-color="#ffffff" draw:textarea-horizontal-align="justify" draw:textarea-vertical-align="top" draw:auto-grow-height="false" fo:min-height="3.37cm" fo:min-width="5.734cm"/>
      <style:paragraph-properties style:writing-mode="lr-tb"/>
    </style:style>
    <style:style style:name="gr3" style:family="graphic" style:parent-style-name="standard">
      <style:graphic-properties svg:stroke-color="#ff7356" draw:fill-color="#ffffff" draw:textarea-horizontal-align="justify" draw:textarea-vertical-align="middle" draw:auto-grow-height="false" fo:min-height="1.919cm" fo:min-width="0.45cm"/>
      <style:paragraph-properties style:writing-mode="lr-tb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5" style:family="graphic" style:parent-style-name="standard" style:list-style-name="L1">
      <style:graphic-properties svg:stroke-color="#ff7356" draw:fill-color="#ffffff" draw:textarea-horizontal-align="justify" draw:textarea-vertical-align="middle" draw:auto-grow-height="false" fo:min-height="3cm" fo:min-width="5.25cm"/>
      <style:paragraph-properties style:writing-mode="lr-tb"/>
    </style:style>
    <style:style style:name="gr6" style:family="graphic" style:parent-style-name="objectwithoutfill">
      <style:graphic-properties svg:stroke-color="#c9211e" draw:marker-end="Стили_20_стрелок_20_3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38cm" fo:min-width="3.382cm"/>
      <style:paragraph-properties style:writing-mode="lr-tb"/>
    </style:style>
    <style:style style:name="gr8" style:family="graphic" style:parent-style-name="objectwithoutfill">
      <style:graphic-properties draw:marker-start="" draw:marker-end="Стили_20_стрелок_20_25" draw:marker-end-width="0.3cm" draw:fill="none" draw:textarea-vertical-align="middle"/>
    </style:style>
    <style:style style:name="gr9" style:family="graphic" style:parent-style-name="standard">
      <style:graphic-properties svg:stroke-color="#ff7356" draw:fill-color="#ffffff" draw:textarea-horizontal-align="justify" draw:textarea-vertical-align="middle" draw:auto-grow-height="false" fo:min-height="1.808cm" fo:min-width="1.001cm"/>
      <style:paragraph-properties style:writing-mode="lr-tb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c9211e" draw:marker-end="Стили_20_стрелок_20_6" draw:marker-end-width="0.3cm" draw:fill="none" draw:textarea-vertical-align="middle"/>
    </style:style>
    <style:style style:name="gr12" style:family="graphic" style:parent-style-name="standard">
      <style:graphic-properties svg:stroke-color="#00afbb" draw:fill-color="#ffffff" draw:textarea-horizontal-align="justify" draw:textarea-vertical-align="middle" draw:auto-grow-height="false" fo:min-height="0.908cm" fo:min-width="1.352cm" fo:wrap-option="no-wrap"/>
      <style:paragraph-properties style:writing-mode="lr-tb"/>
    </style:style>
    <style:style style:name="gr13" style:family="graphic" style:parent-style-name="standard">
      <style:graphic-properties svg:stroke-color="#00afbb" draw:fill-color="#ffffff" draw:textarea-horizontal-align="justify" draw:textarea-vertical-align="middle" draw:auto-grow-height="false" fo:min-height="0.63cm" fo:min-width="1.612cm" fo:wrap-option="no-wrap"/>
      <style:paragraph-properties style:writing-mode="lr-tb"/>
    </style:style>
    <style:style style:name="gr14" style:family="graphic" style:parent-style-name="objectwithoutfill">
      <style:graphic-properties svg:stroke-color="#00afbb" draw:marker-end="Стили_20_стрелок_20_7" draw:marker-end-width="0.3cm" draw:fill="none" draw:textarea-vertical-align="middle"/>
    </style:style>
    <style:style style:name="gr15" style:family="graphic" style:parent-style-name="objectwithoutfill">
      <style:graphic-properties svg:stroke-color="#00afbb" draw:marker-end="Стили_20_стрелок_20_8" draw:marker-end-width="0.3cm" draw:fill="none" draw:textarea-vertical-align="middle"/>
    </style:style>
    <style:style style:name="gr16" style:family="graphic" style:parent-style-name="Arrow_20_Line" style:list-style-name="L1">
      <style:graphic-properties svg:stroke-color="#ff7356" draw:textarea-vertical-align="middle"/>
      <style:paragraph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Arrow_20_Line" style:list-style-name="L1">
      <style:graphic-properties svg:stroke-color="#00afbb" draw:textarea-vertical-align="middl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876cm" fo:min-width="2cm"/>
      <style:paragraph-properties style:writing-mode="lr-tb"/>
    </style:style>
    <style:style style:name="gr20" style:family="graphic" style:parent-style-name="objectwithoutfill">
      <style:graphic-properties svg:stroke-color="#ff7356" draw:marker-end="Стили_20_стрелок_20_12"/>
    </style:style>
    <style:style style:name="gr21" style:family="graphic" style:parent-style-name="standard">
      <style:graphic-properties draw:textarea-horizontal-align="justify" draw:textarea-vertical-align="middle" draw:auto-grow-height="false" fo:min-height="1.176cm" fo:min-width="2.03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76cm" fo:min-width="1.996cm"/>
      <style:paragraph-properties style:writing-mode="lr-tb"/>
    </style:style>
    <style:style style:name="gr23" style:family="graphic" style:parent-style-name="standard" style:list-style-name="L1">
      <style:graphic-properties svg:stroke-color="#00afbb" draw:fill-color="#ffffff" draw:textarea-horizontal-align="justify" draw:textarea-vertical-align="middle" draw:auto-grow-height="false" fo:min-height="2.35cm" fo:min-width="5.25cm"/>
      <style:paragraph-properties style:writing-mode="lr-tb"/>
    </style:style>
    <style:style style:name="gr24" style:family="graphic" style:parent-style-name="objectwithoutfill">
      <style:graphic-properties svg:stroke-color="#00afbb" draw:marker-end="Стили_20_стрелок_20_10" draw:marker-end-width="0.3cm" draw:fill="none" draw:textarea-vertical-align="middle"/>
    </style:style>
    <style:style style:name="gr25" style:family="graphic" style:parent-style-name="objectwithoutfill">
      <style:graphic-properties svg:stroke-color="#00afbb" draw:marker-end="Стили_20_стрелок_20_13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12"/>
    </style:style>
    <style:style style:name="gr27" style:family="graphic" style:parent-style-name="objectwithoutfill">
      <style:graphic-properties svg:stroke-color="#ff7356" draw:marker-end="Стили_20_стрелок_20_15" draw:marker-end-width="0.3cm" draw:fill="none" draw:textarea-vertical-align="middle"/>
    </style:style>
    <style:style style:name="gr28" style:family="graphic" style:parent-style-name="standard">
      <style:graphic-properties svg:stroke-color="#3465a4" draw:fill="none" draw:textarea-vertical-align="middle" draw:auto-grow-height="false" fo:min-height="0.65cm" fo:min-width="1.4cm"/>
      <style:paragraph-properties style:writing-mode="lr-tb"/>
    </style:style>
    <style:style style:name="gr29" style:family="graphic" style:parent-style-name="standard">
      <style:graphic-properties svg:stroke-color="#00afbb" draw:fill-color="#ffffff" draw:textarea-horizontal-align="justify" draw:textarea-vertical-align="middle" draw:auto-grow-height="false" fo:min-height="1.561cm" fo:min-width="3.12cm"/>
      <style:paragraph-properties style:writing-mode="lr-tb"/>
    </style:style>
    <style:style style:name="gr30" style:family="graphic" style:parent-style-name="objectwithoutfill">
      <style:graphic-properties draw:stroke="dash" draw:stroke-dash="Double_20_Dash" svg:stroke-width="0cm" svg:stroke-color="#00afbb" draw:marker-end="Стили_20_стрелок_20_22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3" style:family="graphic" style:parent-style-name="objectwithoutfill">
      <style:graphic-properties svg:stroke-color="#00afbb" draw:marker-end="Стили_20_стрелок_20_32" draw:marker-end-width="0.3cm" draw:fill="none" draw:textarea-vertical-align="middle"/>
    </style:style>
    <style:style style:name="gr34" style:family="graphic" style:parent-style-name="standard" style:list-style-name="L1">
      <style:graphic-properties svg:stroke-color="#00afbb" draw:fill-color="#ffffff" draw:textarea-horizontal-align="justify" draw:textarea-vertical-align="middle" draw:auto-grow-height="false" fo:min-height="1.901cm" fo:min-width="1.667cm"/>
      <style:paragraph-properties style:writing-mode="lr-tb"/>
    </style:style>
    <style:style style:name="gr35" style:family="graphic" style:parent-style-name="objectwithoutfill">
      <style:graphic-properties svg:stroke-color="#00afbb" draw:marker-end="Стили_20_стрелок_20_2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/>
    </style:style>
    <style:style style:name="P3" style:family="paragraph">
      <style:paragraph-properties fo:text-align="center"/>
      <style:text-properties fo:color="#ff7356" loext:opacity="100%"/>
    </style:style>
    <style:style style:name="P4" style:family="paragraph">
      <loext:graphic-properties draw:fill-color="#ffffff"/>
      <style:paragraph-properties fo:text-align="center"/>
      <style:text-properties fo:color="#ff7356" loext:opacity="100%"/>
    </style:style>
    <style:style style:name="P5" style:family="paragraph">
      <style:paragraph-properties fo:text-align="center"/>
      <style:text-properties fo:color="#ff7356" loext:opacity="100%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color="#ff7356" loext:opacity="100%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7356" loext:opacity="100%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ff7356" loext:opacity="100%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fo:color="#00afbb" loext:opacity="100%"/>
    </style:style>
    <style:style style:name="P12" style:family="paragraph">
      <loext:graphic-properties draw:fill-color="#ffffff"/>
      <style:paragraph-properties fo:text-align="center"/>
      <style:text-properties fo:color="#00afbb" loext:opacity="100%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7356" loext:opacity="10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fbb" loext:opacity="10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00afbb" loext:opacity="100%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00afbb" loext:opacity="100%"/>
    </style:style>
    <style:style style:name="P19" style:family="paragraph">
      <loext:graphic-properties draw:fill-color="#ffffff"/>
      <style:paragraph-properties fo:text-align="center"/>
      <style:text-properties fo:color="#00afbb" loext:opacity="100%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color="#00afbb" loext:opacity="100%"/>
    </style:style>
    <style:style style:name="T5" style:family="text">
      <style:text-properties fo:color="#ffffff" loext:opacity="100%" fo:font-size="14pt" style:font-size-asian="14pt" style:font-size-complex="14pt"/>
    </style:style>
    <style:style style:name="T6" style:family="text">
      <style:text-properties fo:color="#00afbb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2.75cm" svg:height="2.5cm" svg:x="11.3cm" svg:y="8.45cm">
          <text:p text:style-name="P1"><text:span text:style-name="T1">🤗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3" draw:id="id13" draw:layer="layout" svg:width="7.75cm" svg:height="4.5cm" svg:x="2.1cm" svg:y="2.75cm">
          <text:p text:style-name="P3"><text:s/></text:p>
          <draw:enhanced-geometry svg:viewBox="0 0 21600 21600" draw:text-areas="4230 4230 21600 21600" draw:mirror-horizontal="true" draw:type="flowchart-internal-storage" draw:enhanced-path="M 0 0 L 21600 0 21600 21600 0 21600 Z N M 4230 0 L 4230 21600 N M 0 4230 L 21600 4230 N"/>
        </draw:custom-shape>
        <draw:custom-shape draw:style-name="gr3" draw:text-style-name="P6" xml:id="id3" draw:id="id3" draw:layer="layout" svg:width="1.103cm" svg:height="3.25cm" svg:x="8.6cm" svg:y="3.8cm">
          <text:p text:style-name="P5"><text:span text:style-name="T2">abc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7" draw:layer="layout" draw:type="lines" svg:x1="10.8cm" svg:y1="14.35cm" svg:x2="10.8cm" svg:y2="15.4cm" draw:start-shape="id1" draw:start-glue-point="8" draw:end-shape="id2" draw:end-glue-point="4" svg:d="M10800 14350v502 47 501" svg:viewBox="0 0 1 1051">
          <text:p/>
        </draw:connector>
        <draw:custom-shape draw:style-name="gr1" draw:text-style-name="P2" xml:id="id4" draw:id="id4" draw:layer="layout" svg:width="2.75cm" svg:height="2.5cm" svg:x="7.6cm" svg:y="8.45cm">
          <text:p text:style-name="P1"><text:span text:style-name="T1">🤗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9" xml:id="id9" draw:id="id9" draw:layer="layout" svg:width="5.75cm" svg:height="3.25cm" svg:x="2.35cm" svg:y="3.8cm">
          <text:p text:style-name="P8"><text:span text:style-name="T3">Musical</text:span> <text:span text:style-name="T3">Features</text:span></text:p>
          <text:p text:style-name="P8"/>
          <text:p text:style-name="P8">🕺🚀☯🎻🎉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lines" svg:x1="9.152cm" svg:y1="6.793cm" svg:x2="8.975cm" svg:y2="8.45cm" draw:start-shape="id3" draw:start-glue-point="6" draw:end-shape="id4" draw:end-glue-point="4" svg:d="M9152 6793v748l-177 408v501" svg:viewBox="0 0 178 1658">
          <text:p/>
        </draw:connector>
        <draw:custom-shape draw:style-name="gr7" draw:text-style-name="P10" xml:id="id1" draw:id="id1" draw:layer="layout" svg:width="5.5cm" svg:height="2.25cm" svg:x="8.05cm" svg:y="12.1cm">
          <text:p text:style-name="P1">😁😢🥰😠😨😲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8" draw:text-style-name="P7" draw:layer="layout" draw:type="lines" svg:x1="8.975cm" svg:y1="10.95cm" svg:x2="10.8cm" svg:y2="12.1cm" draw:start-shape="id4" draw:start-glue-point="7" draw:end-shape="id1" draw:end-glue-point="4" svg:d="M8975 10950v502l1825 147v501" svg:viewBox="0 0 1826 1151">
          <text:p/>
        </draw:connector>
        <draw:custom-shape draw:style-name="gr9" draw:text-style-name="P4" xml:id="id6" draw:id="id6" draw:layer="layout" svg:width="1.5cm" svg:height="3.45cm" svg:x="10.05cm" svg:y="3.7cm">
          <text:p text:style-name="P3">🔊</text:p>
          <text:p text:style-name="P3">🎙</text:p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0" draw:text-style-name="P7" draw:layer="layout" draw:type="lines" svg:x1="12.675cm" svg:y1="10.95cm" svg:x2="10.8cm" svg:y2="12.1cm" draw:start-shape="id5" draw:start-glue-point="7" draw:end-shape="id1" draw:end-glue-point="4" svg:d="M12675 10950v502l-1875 147v501" svg:viewBox="0 0 1876 1151">
          <text:p/>
        </draw:connector>
        <draw:connector draw:style-name="gr11" draw:text-style-name="P7" draw:layer="layout" draw:type="lines" svg:x1="10.8cm" svg:y1="6.786cm" svg:x2="12.675cm" svg:y2="8.45cm" draw:start-shape="id6" draw:start-glue-point="6" draw:end-shape="id5" draw:end-glue-point="4" svg:d="M10800 6786v866l1875 297v501" svg:viewBox="0 0 1876 1665">
          <text:p/>
        </draw:connector>
        <draw:custom-shape draw:style-name="gr12" draw:text-style-name="P12" xml:id="id8" draw:id="id8" draw:layer="layout" svg:width="2cm" svg:height="1.25cm" svg:x="13.15cm" svg:y="3.4cm">
          <text:p text:style-name="P11"><text:span text:style-name="T4">abc</text:span></text:p>
          <draw:enhanced-geometry svg:viewBox="0 0 21600 21600" draw:text-areas="800 800 20800 20800" draw:mirror-horizontal="false" draw:mirror-vertical="false" draw:type="round-rectangular-callout" draw:modifiers="1446.47676161919 32943.8848920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xml:id="id7" draw:id="id7" draw:layer="layout" svg:width="3cm" svg:height="1.25cm" svg:x="16.65cm" svg:y="3.4cm">
          <text:p text:style-name="P1">🗣🎙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4476.90769743419 31631.6546762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4" draw:text-style-name="P7" draw:layer="layout" draw:type="lines" svg:x1="18.15cm" svg:y1="4.65cm" svg:x2="13.363cm" svg:y2="9.7cm" draw:start-shape="id7" draw:start-glue-point="8" draw:end-shape="id5" draw:end-glue-point="9" svg:d="M18150 4650v1083l-3598 3967h-1189" svg:viewBox="0 0 4788 5051">
          <text:p/>
        </draw:connector>
        <draw:connector draw:style-name="gr15" draw:text-style-name="P7" draw:layer="layout" draw:type="lines" svg:x1="14.15cm" svg:y1="4.65cm" svg:x2="9.663cm" svg:y2="9.7cm" draw:start-shape="id8" draw:start-glue-point="2" draw:end-shape="id4" draw:end-glue-point="9" svg:d="M14150 4650v1159l-3298 3891h-1189" svg:viewBox="0 0 4488 5051">
          <text:p/>
        </draw:connector>
        <draw:measure draw:style-name="gr16" draw:text-style-name="P13" draw:layer="measurelines" svg:x1="1.25cm" svg:y1="2.75cm" svg:x2="12.5cm" svg:y2="2.75cm">
          <text:p text:style-name="P13">TRAINING</text:p>
        </draw:measure>
        <draw:frame draw:style-name="gr17" draw:text-style-name="P14" draw:layer="layout" svg:width="0.502cm" svg:height="0.963cm" svg:x="7.449cm" svg:y="0.669cm">
          <draw:text-box>
            <text:p><text:measure text:kind="gap"/><text:measure text:kind="value"/><text:measure text:kind="value"/></text:p>
          </draw:text-box>
        </draw:frame>
        <draw:measure draw:style-name="gr18" draw:text-style-name="P15" draw:layer="layout" svg:x1="12.65cm" svg:y1="2.734cm" svg:x2="20.306cm" svg:y2="2.768cm">
          <text:p text:style-name="P15"><text:span text:style-name="T4">PRODUCTION</text:span></text:p>
        </draw:measure>
        <draw:custom-shape draw:style-name="gr19" draw:text-style-name="P16" xml:id="id2" draw:id="id2" draw:layer="layout" svg:width="5cm" svg:height="4.25cm" svg:x="8.3cm" svg:y="15.4cm">
          <text:p text:style-name="P16"><text:span text:style-name="T5">Multi-</text:span></text:p>
          <text:p text:style-name="P16"><text:span text:style-name="T5">Output-</text:span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>Regressor</text:span></text:p>
          <draw:enhanced-geometry svg:viewBox="0 0 21600 21600" draw:glue-points="10800 0 10800 10800 10800 21600" draw:text-areas="5400 5400 16200 16200" draw:mirror-horizontal="false" draw:mirror-vertical="false" draw:type="flowchart-collate" draw:enhanced-path="M 0 0 L 21600 21600 0 21600 21600 0 0 0 Z N"/>
        </draw:custom-shape>
        <draw:connector draw:style-name="gr20" draw:layer="layout" svg:x1="5.225cm" svg:y1="7.05cm" svg:x2="8.3cm" svg:y2="17.525cm" draw:start-shape="id9" draw:start-glue-point="2" draw:end-shape="id2" draw:end-glue-point="3" svg:d="M5225 7050v10475h3075" svg:viewBox="0 0 3076 10476">
          <text:p/>
        </draw:connector>
        <draw:custom-shape draw:style-name="gr21" draw:text-style-name="P2" xml:id="id11" draw:id="id11" draw:layer="layout" svg:width="3.55cm" svg:height="2cm" svg:x="3.15cm" svg:y="18.6cm">
          <text:p text:style-name="P1"><text:span text:style-name="T1">Mus Clust</text:span></text:p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or" draw:enhanced-path="U 10800 10800 10800 10800 0 360 Z N M 0 10800 L 21600 10800 N M 10800 0 L 10800 21600 N"/>
        </draw:custom-shape>
        <draw:custom-shape draw:style-name="gr22" draw:text-style-name="P2" xml:id="id12" draw:id="id12" draw:layer="layout" svg:width="3.5cm" svg:height="2cm" svg:x="15.05cm" svg:y="18.7cm">
          <text:p text:style-name="P1"><text:span text:style-name="T1">Emo Clust</text:span></text:p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or" draw:enhanced-path="U 10800 10800 10800 10800 0 360 Z N M 0 10800 L 21600 10800 N M 10800 0 L 10800 21600 N"/>
        </draw:custom-shape>
        <draw:custom-shape draw:style-name="gr23" draw:text-style-name="P18" xml:id="id10" draw:id="id10" draw:layer="layout" svg:width="5.75cm" svg:height="2.6cm" svg:x="7.925cm" svg:y="20.65cm">
          <text:p text:style-name="P17"><text:span text:style-name="T3">Musical</text:span> <text:span text:style-name="T3">Features</text:span></text:p>
          <text:p text:style-name="P17"/>
          <text:p text:style-name="P17">🕺🚀☯🎻🎉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7" draw:layer="layout" draw:type="lines" svg:x1="10.8cm" svg:y1="19.65cm" svg:x2="10.8cm" svg:y2="20.65cm" draw:start-shape="id2" draw:start-glue-point="6" draw:end-shape="id10" draw:end-glue-point="0" svg:d="M10800 19650v502-3 501" svg:viewBox="0 0 1 1001">
          <text:p/>
        </draw:connector>
        <draw:connector draw:style-name="gr25" draw:text-style-name="P7" draw:layer="layout" draw:type="lines" svg:x1="7.925cm" svg:y1="21.95cm" svg:x2="6.7cm" svg:y2="19.6cm" draw:start-shape="id10" draw:start-glue-point="3" draw:end-shape="id11" draw:end-glue-point="10" svg:d="M7925 21950h-501l-222-2350h-502" svg:viewBox="0 0 1226 2351">
          <text:p/>
        </draw:connector>
        <draw:connector draw:style-name="gr26" draw:layer="layout" svg:x1="13.55cm" svg:y1="13.225cm" svg:x2="16.8cm" svg:y2="18.7cm" draw:start-shape="id1" draw:start-glue-point="10" draw:end-shape="id12" draw:end-glue-point="4" svg:d="M13550 13225h3250v5475" svg:viewBox="0 0 3251 5476">
          <text:p/>
        </draw:connector>
        <draw:connector draw:style-name="gr27" draw:text-style-name="P7" draw:layer="layout" draw:type="lines" draw:line-skew="0cm -8.899cm" svg:x1="5.225cm" svg:y1="7.05cm" svg:x2="3.669cm" svg:y2="18.893cm" draw:start-shape="id9" draw:end-shape="id11" draw:end-glue-point="5" svg:d="M5225 7050v501l-1556 1649v9693" svg:viewBox="0 0 1557 11844">
          <text:p/>
        </draw:connector>
        <draw:custom-shape draw:style-name="gr28" draw:text-style-name="P7" xml:id="id15" draw:id="id15" draw:layer="layout" svg:width="2cm" svg:height="1cm" svg:x="5.2cm" svg:y="22.2cm">
          <text:p text:style-name="P1">🎼➋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xml:id="id16" draw:id="id16" draw:layer="layout" svg:width="2cm" svg:height="1cm" svg:x="14.701cm" svg:y="22.201cm">
          <text:p text:style-name="P1">🎭➋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xml:id="id14" draw:id="id14" draw:layer="layout" svg:width="4.5cm" svg:height="2.25cm" svg:x="8.55cm" svg:y="24.45cm">
          <text:p text:style-name="P1"><text:span text:style-name="T6">Data for </text:span></text:p>
          <text:p text:style-name="P1"><text:span text:style-name="T6">Production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onnector draw:style-name="gr30" draw:text-style-name="P7" draw:layer="layout" draw:type="curve" draw:line-skew="0.502cm" svg:x1="2.1cm" svg:y1="5cm" svg:x2="8.55cm" svg:y2="25.575cm" draw:start-shape="id13" draw:start-glue-point="3" draw:end-shape="id14" draw:end-glue-point="3" svg:d="M2100 5000c0 0-3225 20575 6450 20575" svg:viewBox="0 0 6967 20576">
          <text:p/>
        </draw:connector>
        <draw:connector draw:style-name="gr31" draw:text-style-name="P7" draw:layer="layout" draw:type="curve" svg:x1="4.925cm" svg:y1="20.6cm" svg:x2="5.7cm" svg:y2="22.2cm" draw:start-shape="id11" draw:start-glue-point="8" draw:end-shape="id15" draw:end-glue-point="4" svg:d="M4925 20600c0 1201 775 402 775 1600" svg:viewBox="0 0 776 1601">
          <text:p/>
        </draw:connector>
        <draw:connector draw:style-name="gr32" draw:text-style-name="P7" draw:layer="layout" draw:type="curve" svg:x1="16.8cm" svg:y1="20.7cm" svg:x2="15.201cm" svg:y2="22.201cm" draw:start-shape="id12" draw:start-glue-point="8" draw:end-shape="id16" draw:end-glue-point="4" svg:d="M16800 20700c0 1126-1599 376-1599 1501" svg:viewBox="0 0 1600 1502">
          <text:p/>
        </draw:connector>
        <draw:connector draw:style-name="gr33" draw:text-style-name="P7" draw:layer="layout" draw:type="curve" svg:x1="5.7cm" svg:y1="23.2cm" svg:x2="10.8cm" svg:y2="24.45cm" draw:start-shape="id15" draw:start-glue-point="6" draw:end-shape="id14" draw:end-glue-point="0" svg:d="M5700 23200c0 939 5100 314 5100 1250" svg:viewBox="0 0 5101 1251">
          <text:p/>
        </draw:connector>
        <draw:connector draw:style-name="gr33" draw:text-style-name="P7" draw:layer="layout" draw:type="curve" svg:x1="15.201cm" svg:y1="23.201cm" svg:x2="10.8cm" svg:y2="24.45cm" draw:start-shape="id16" draw:start-glue-point="6" draw:end-shape="id14" svg:d="M15201 23201c0 937-4401 313-4401 1249" svg:viewBox="0 0 4402 1250">
          <text:p/>
        </draw:connector>
        <draw:custom-shape draw:style-name="gr34" draw:text-style-name="P21" xml:id="id17" draw:id="id17" draw:layer="layout" svg:width="3.25cm" svg:height="2.15cm" svg:x="15.4cm" svg:y="24.5cm">
          <text:p text:style-name="P20">🎭➋</text:p>
          <text:p text:style-name="P20">🎼➋</text:p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35" draw:text-style-name="P7" draw:layer="layout" draw:type="line" svg:x1="13.05cm" svg:y1="25.575cm" svg:x2="15.4cm" svg:y2="25.575cm" draw:start-shape="id14" draw:start-glue-point="1" draw:end-shape="id17" draw:end-glue-point="3" svg:d="M13050 25575h2350" svg:viewBox="0 0 235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40" svg:d="M0 40l10-40 10 40z"/>
    <draw:marker draw:name="Стили_20_стрелок_20_13" draw:display-name="Стили стрелок 13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7 20 13" svg:d="M0 20l10-13 10 13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826 1131 754" svg:d="M566 826l-566 754 114-85 136-68 148-46 161-17 161 13 153 46 140 68 118 89z"/>
    <draw:marker draw:name="Стили_20_стрелок_20_31" draw:display-name="Стили стрелок 31" svg:viewBox="0 0 1013 1130" svg:d="M1009 1050l-449-1008-22-30-29-12-34 12-21 26-449 1012-5 13v8l5 21 12 21 17 13 21 4h903l21-4 21-13 9-21 4-21v-8z"/>
    <draw:marker draw:name="Стили_20_стрелок_20_32" draw:display-name="Стили стрелок 32" svg:viewBox="0 0 1131 1580" svg:d="M1013 1491l118 89-567-1580-564 1580 114-85 136-68 148-46 161-17 161 13 153 46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5T11:35:54.729000000</meta:creation-date>
    <dc:date>2022-09-25T16:29:04.340000000</dc:date>
    <meta:editing-duration>PT33M5S</meta:editing-duration>
    <meta:editing-cycles>9</meta:editing-cycles>
    <meta:generator>LibreOffice/7.1.6.2$Windows_X86_64 LibreOffice_project/0e133318fcee89abacd6a7d077e292f1145735c3</meta:generator>
    <meta:document-statistic meta:object-count="38"/>
  </office:meta>
</office:document-meta>
</file>